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F00000358D35A65062A138C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2" style:family="paragraph" style:parent-style-name="Heading_20_1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Изображение1" text:anchor-type="paragraph" svg:x="0.115cm" svg:y="0.099cm" svg:width="17cm" svg:height="19.8cm" draw:z-index="0"><draw:image xlink:href="Pictures/10000000000002DF00000358D35A65062A138C3A.png" xlink:type="simple" xlink:show="embed" xlink:actuate="onLoad"/></draw:frame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48:32.234000000</meta:creation-date>
    <dc:date>2018-09-29T12:56:10.134000000</dc:date>
    <meta:editing-duration>PT20M59S</meta:editing-duration>
    <meta:editing-cycles>6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